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ukommelsesstyring</text:h>
      <text:p text:style-name="Standard">Lagerhierarkiet og lokalitet</text:p>
      <text:p text:style-name="Standard">Paging (og segmentering)</text:p>
      <text:p text:style-name="Standard">Organisationsprincipper for sidetabeller</text:p>
      <text:p text:style-name="Standard">Swapping, demand paging</text:p>
      <text:p text:style-name="Standard">Sidefejl og sideerstatningsalgoritmer</text:p>
      <text:p text:style-name="Standard">OPT, LRU, FIFO, Clock</text:p>
      <text:p text:style-name="Standard">Rammeallokering</text:p>
      <text:p text:style-name="Standard">Working set modellen</text:p>
      <text:p text:style-name="Standard">Thras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4:04.06</meta:creation-date>
    <meta:document-statistic meta:table-count="0" meta:image-count="0" meta:object-count="0" meta:page-count="1" meta:paragraph-count="10" meta:word-count="25" meta:character-count="235"/>
    <dc:date>2011-06-03T19:14:50.86</dc:date>
    <meta:editing-duration>PT46S</meta:editing-duration>
    <meta:editing-cycles>1</meta:editing-cycles>
    <meta:generator>OpenOffice.org/3.3$Win32 OpenOffice.org_project/330m20$Build-9567</meta:generator>
  </office:meta>
</office:document-meta>
</file>